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507ac8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186933" officeooo:paragraph-rsid="00507ac8"/>
    </style:style>
    <style:style style:name="P11" style:family="paragraph" style:parent-style-name="Standard" style:list-style-name="L1">
      <style:text-properties officeooo:rsid="0036d255" officeooo:paragraph-rsid="0036d255"/>
    </style:style>
    <style:style style:name="P12" style:family="paragraph" style:parent-style-name="Standard" style:list-style-name="L1">
      <style:text-properties officeooo:rsid="0036d255" officeooo:paragraph-rsid="00484d41"/>
    </style:style>
    <style:style style:name="P13" style:family="paragraph" style:parent-style-name="Standard" style:list-style-name="L1">
      <style:text-properties officeooo:rsid="0036d255" officeooo:paragraph-rsid="00507ac8"/>
    </style:style>
    <style:style style:name="P14" style:family="paragraph" style:parent-style-name="Standard" style:list-style-name="L1">
      <style:text-properties officeooo:rsid="003c830b" officeooo:paragraph-rsid="003c830b"/>
    </style:style>
    <style:style style:name="P15" style:family="paragraph" style:parent-style-name="Standard" style:list-style-name="L1">
      <style:text-properties officeooo:rsid="003c830b" officeooo:paragraph-rsid="00507ac8"/>
    </style:style>
    <style:style style:name="P16" style:family="paragraph" style:parent-style-name="Standard" style:list-style-name="L1">
      <style:text-properties officeooo:rsid="0042d1e4" officeooo:paragraph-rsid="0042d1e4"/>
    </style:style>
    <style:style style:name="P17" style:family="paragraph" style:parent-style-name="Standard" style:list-style-name="L1">
      <style:text-properties officeooo:rsid="00484d41" officeooo:paragraph-rsid="00484d41"/>
    </style:style>
    <style:style style:name="P18" style:family="paragraph" style:parent-style-name="Standard" style:list-style-name="L1">
      <style:text-properties officeooo:rsid="004b2277" officeooo:paragraph-rsid="004b2277"/>
    </style:style>
    <style:style style:name="P19" style:family="paragraph" style:parent-style-name="Standard" style:list-style-name="L1">
      <style:text-properties officeooo:rsid="00552d70" officeooo:paragraph-rsid="00552d70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style:style style:name="T8" style:family="text">
      <style:text-properties officeooo:rsid="005a92a0"/>
    </style:style>
    <style:style style:name="T9" style:family="text">
      <style:text-properties officeooo:rsid="0061d9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113714496367456" text:continue-numbering="true" text:style-name="L1">
        <text:list-item>
          <text:p text:style-name="P18">Load scanner</text:p>
        </text:list-item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7">During scan <text:span text:style-name="T8">saving</text:span>:</text:p>
          <text:list>
            <text:list-item>
              <text:p text:style-name="P15">Pack originals:</text:p>
              <text:list>
                <text:list-item>
                  <text:p text:style-name="P15">Label pack <text:span text:style-name="T9">(label goes on top of pack)</text:span></text:p>
                </text:list-item>
                <text:list-item>
                  <text:p text:style-name="P15">Put in bo<text:span text:style-name="T7">x</text:span></text:p>
                </text:list-item>
              </text:list>
            </text:list-item>
            <text:list-item>
              <text:p text:style-name="P6">Add row to DR for <text:span text:style-name="T6">the pack</text:span>:</text:p>
              <text:list>
                <text:list-item>
                  <text:p text:style-name="P13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9">Add rows for files</text:p>
            </text:list-item>
            <text:list-item>
              <text:p text:style-name="P10"><text:span text:style-name="T5">Save and c</text:span>ommit <text:span text:style-name="T5">spreadsheet</text:span> in gitg</text:p>
            </text:list-item>
            <text:list-item>
              <text:p text:style-name="P13">Create directory for pack</text:p>
            </text:list-item>
          </text:list>
        </text:list-item>
        <text:list-item>
          <text:p text:style-name="P16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11:37:13.198635713</dc:date>
    <meta:editing-duration>PT3H16M10S</meta:editing-duration>
    <meta:editing-cycles>32</meta:editing-cycles>
    <meta:generator>LibreOffice/5.1.2.2.0$Linux_X86_64 LibreOffice_project/10m0$Build-2</meta:generator>
    <meta:document-statistic meta:table-count="0" meta:image-count="0" meta:object-count="0" meta:page-count="1" meta:paragraph-count="25" meta:word-count="145" meta:character-count="687" meta:non-whitespace-character-count="589"/>
  </office:meta>
</office:document-meta>
</file>